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5.6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in"/>
    </style:style>
    <style:style style:name="Table3.B" style:family="table-column">
      <style:table-column-properties style:column-width="5.69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6deee" officeooo:paragraph-rsid="0016deee"/>
    </style:style>
    <style:style style:name="P2" style:family="paragraph" style:parent-style-name="Standard">
      <style:text-properties officeooo:rsid="0016deee" officeooo:paragraph-rsid="0018d02b"/>
    </style:style>
    <style:style style:name="P3" style:family="paragraph" style:parent-style-name="Standard">
      <style:text-properties officeooo:rsid="0016deee" officeooo:paragraph-rsid="001c068f"/>
    </style:style>
    <style:style style:name="P4" style:family="paragraph" style:parent-style-name="Standard">
      <style:text-properties officeooo:rsid="0018d02b" officeooo:paragraph-rsid="0018d02b"/>
    </style:style>
    <style:style style:name="P5" style:family="paragraph" style:parent-style-name="Standard">
      <style:paragraph-properties fo:text-align="center" style:justify-single-word="false"/>
      <style:text-properties officeooo:rsid="001c068f" officeooo:paragraph-rsid="001c068f"/>
    </style:style>
    <style:style style:name="P6" style:family="paragraph" style:parent-style-name="Standard">
      <style:paragraph-properties fo:text-align="start" style:justify-single-word="false"/>
      <style:text-properties officeooo:rsid="001c068f" officeooo:paragraph-rsid="001c068f"/>
    </style:style>
    <style:style style:name="P7" style:family="paragraph" style:parent-style-name="Standard">
      <style:paragraph-properties fo:text-align="start" style:justify-single-word="false"/>
      <style:text-properties officeooo:rsid="001d6ff9" officeooo:paragraph-rsid="001d6ff9"/>
    </style:style>
    <style:style style:name="P8" style:family="paragraph" style:parent-style-name="Standard">
      <style:paragraph-properties fo:text-align="start" style:justify-single-word="false"/>
      <style:text-properties officeooo:rsid="001f6215" officeooo:paragraph-rsid="001f6215"/>
    </style:style>
    <style:style style:name="P9" style:family="paragraph" style:parent-style-name="Standard">
      <style:text-properties officeooo:rsid="00278e3d" officeooo:paragraph-rsid="00278e3d"/>
    </style:style>
    <style:style style:name="P10" style:family="paragraph" style:parent-style-name="Standard">
      <style:text-properties officeooo:rsid="00278e3d" officeooo:paragraph-rsid="002e1e56"/>
    </style:style>
    <style:style style:name="P11" style:family="paragraph" style:parent-style-name="Standard">
      <style:paragraph-properties fo:text-align="start" style:justify-single-word="false"/>
      <style:text-properties fo:language="zxx" fo:country="none" officeooo:rsid="001c068f" officeooo:paragraph-rsid="001c068f" style:font-size-asian="10.5pt"/>
    </style:style>
    <style:style style:name="P12" style:family="paragraph" style:parent-style-name="Standard">
      <style:paragraph-properties fo:text-align="start" style:justify-single-word="false"/>
      <style:text-properties fo:language="zxx" fo:country="none" fo:font-weight="normal" officeooo:rsid="001d6ff9" officeooo:paragraph-rsid="001d6ff9" style:font-size-asian="10.5pt" style:font-weight-asian="normal" style:font-weight-complex="normal"/>
    </style:style>
    <style:style style:name="P13" style:family="paragraph" style:parent-style-name="Standard">
      <style:text-properties officeooo:rsid="002e1e56" officeooo:paragraph-rsid="002e1e56"/>
    </style:style>
    <style:style style:name="P14" style:family="paragraph" style:parent-style-name="Standard">
      <style:text-properties officeooo:rsid="00301afd" officeooo:paragraph-rsid="00301afd"/>
    </style:style>
    <style:style style:name="P15" style:family="paragraph" style:parent-style-name="Table_20_Contents">
      <style:paragraph-properties fo:text-align="center" style:justify-single-word="false"/>
      <style:text-properties officeooo:rsid="0018d02b" officeooo:paragraph-rsid="0018d02b"/>
    </style:style>
    <style:style style:name="P16" style:family="paragraph" style:parent-style-name="Table_20_Contents">
      <style:paragraph-properties fo:text-align="center" style:justify-single-word="false"/>
      <style:text-properties officeooo:rsid="0018d02b" officeooo:paragraph-rsid="001c068f"/>
    </style:style>
    <style:style style:name="P17" style:family="paragraph" style:parent-style-name="Table_20_Contents">
      <style:paragraph-properties fo:text-align="center" style:justify-single-word="false"/>
      <style:text-properties officeooo:rsid="001c068f" officeooo:paragraph-rsid="001c068f"/>
    </style:style>
    <style:style style:name="P18" style:family="paragraph" style:parent-style-name="Standard">
      <style:paragraph-properties fo:break-before="page"/>
      <style:text-properties officeooo:rsid="0016deee" officeooo:paragraph-rsid="0016deee"/>
    </style:style>
    <style:style style:name="P1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301afd" officeooo:paragraph-rsid="00301afd"/>
    </style:style>
    <style:style style:name="P20" style:family="paragraph" style:parent-style-name="Standard" style:list-style-name="L1">
      <style:text-properties officeooo:rsid="0016deee" officeooo:paragraph-rsid="0016deee"/>
    </style:style>
    <style:style style:name="P21" style:family="paragraph" style:parent-style-name="Standard" style:list-style-name="L1">
      <style:text-properties officeooo:rsid="0020de31" officeooo:paragraph-rsid="0020de31"/>
    </style:style>
    <style:style style:name="T1" style:family="text">
      <style:text-properties officeooo:rsid="0018d02b"/>
    </style:style>
    <style:style style:name="T2" style:family="text">
      <style:text-properties fo:language="zxx" fo:country="none" style:font-size-asian="10.5pt"/>
    </style:style>
    <style:style style:name="T3" style:family="text">
      <style:text-properties fo:language="zxx" fo:country="none" fo:font-weight="bold" style:font-size-asian="10.5pt" style:font-weight-asian="bold" style:font-weight-complex="bold"/>
    </style:style>
    <style:style style:name="T4" style:family="text">
      <style:text-properties fo:language="zxx" fo:country="none" fo:font-weight="normal" style:font-size-asian="10.5pt" style:font-weight-asian="normal" style:font-weight-complex="normal"/>
    </style:style>
    <style:style style:name="T5" style:family="text">
      <style:text-properties fo:language="zxx" fo:country="none" fo:font-weight="normal" officeooo:rsid="001f6215" style:font-size-asian="10.5pt" style:font-weight-asian="normal" style:font-weight-complex="normal"/>
    </style:style>
    <style:style style:name="T6" style:family="text">
      <style:text-properties officeooo:rsid="001e69a2"/>
    </style:style>
    <style:style style:name="T7" style:family="text">
      <style:text-properties officeooo:rsid="00292814"/>
    </style:style>
    <style:style style:name="T8" style:family="text">
      <style:text-properties officeooo:rsid="002dc292"/>
    </style:style>
    <style:style style:name="T9" style:family="text">
      <style:text-properties officeooo:rsid="002e1e56"/>
    </style:style>
    <style:style style:name="T10" style:family="text">
      <style:text-properties officeooo:rsid="00303406"/>
    </style:style>
    <style:style style:name="T11" style:family="text">
      <style:text-properties fo:color="#ce18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SNOVNI PODATKOVNI TIPI</text:p>
      <text:p text:style-name="P1"/>
      <text:list xml:id="list3386336417" text:style-name="L1">
        <text:list-item>
          <text:p text:style-name="P20">char</text:p>
        </text:list-item>
        <text:list-item>
          <text:p text:style-name="P20">int </text:p>
        </text:list-item>
        <text:list-item>
          <text:p text:style-name="P20">float</text:p>
        </text:list-item>
        <text:list-item>
          <text:p text:style-name="P20">double</text:p>
        </text:list-item>
        <text:list-item>
          <text:p text:style-name="P21">bool<text:line-break/>bool b;<text:line-break/>b = 0; → b 0 <text:line-break/>b = 17; → b 1<text:line-break/>&lt;stdbool.h&gt; → bool, true, false</text:p>
        </text:list-item>
      </text:list>
      <text:p text:style-name="P1"/>
      <text:p text:style-name="P1">float in double sta kot doloca procesor (tipicno 4/8 bytov po IEE 754<text:span text:style-name="T1">)</text:span></text:p>
      <text:p text:style-name="P4">char in int v signed in unsigned obliki</text:p>
      <text:p text:style-name="P2"/>
      <text:p text:style-name="P4">char &amp; signed char &amp; unsigned char ← 1 byte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1</text:p>
          </table:table-cell>
          <table:table-cell table:style-name="Table1.B1" office:value-type="string">
            <text:p text:style-name="P15">7</text:p>
          </table:table-cell>
        </table:table-row>
      </table:table>
      <text:p text:style-name="P2">-<text:span text:style-name="T1">128 do +127</text:span></text:p>
      <text:p text:style-name="P2"/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P15">8</text:p>
          </table:table-cell>
        </table:table-row>
      </table:table>
      <text:p text:style-name="P4">0 do 255</text:p>
      <text:p text:style-name="P2"/>
      <text:p text:style-name="P4">int &amp; signed int &amp; unsigned int ← &gt;= 2 byes</text:p>
      <text:p text:style-name="P3"><text:line-break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6">1</text:p>
          </table:table-cell>
          <table:table-cell table:style-name="Table3.B1" office:value-type="string">
            <text:p text:style-name="P17">31</text:p>
          </table:table-cell>
        </table:table-row>
      </table:table>
      <text:p text:style-name="P3"/>
      <text:p text:style-name="P3"/>
      <table:table table:name="Table4" table:style-name="Table4">
        <table:table-column table:style-name="Table4.A"/>
        <table:table-row>
          <table:table-cell table:style-name="Table4.A1" office:value-type="string">
            <text:p text:style-name="P17">32</text:p>
          </table:table-cell>
        </table:table-row>
      </table:table>
      <text:p text:style-name="P5">4 bytes<text:line-break/></text:p>
      <text:p text:style-name="P6">short int &amp; long int ← ob<text:span text:style-name="T6">a</text:span> sta lahko signed ali unsigned </text:p>
      <text:p text:style-name="P11">short int &gt;= 2 bytes</text:p>
      <text:p text:style-name="P11">long int &gt;= 4 bytes</text:p>
      <text:p text:style-name="P11"/>
      <text:p text:style-name="P7"><text:span text:style-name="T2">operator:</text:span><text:span text:style-name="T3"> SIZEOF &lt;-</text:span><text:span text:style-name="T4"> tipa unsigned long int (</text:span><text:span text:style-name="T3">LU</text:span><text:span text:style-name="T4">)</text:span></text:p>
      <text:p text:style-name="P12"><text:tab/>sizeof(int)</text:p>
      <text:p text:style-name="P12"><text:tab/>printf("%lu \n", sizeof(int));</text:p>
      <text:p text:style-name="P12"/>
      <text:p text:style-name="P7"><text:span text:style-name="T4">%</text:span><text:span text:style-name="T5">d, %ld, %u, %lu</text:span></text:p>
      <text:p text:style-name="P8"><text:span text:style-name="T5">$</text:span><text:span text:style-name="T4">mam printf</text:span></text:p>
      <text:p text:style-name="P1"/>
      <text:p text:style-name="P18"/>
      <text:p text:style-name="P9">int dvan = 1; for(int I = 1; I &lt;=n; i++) dvan = dvan*2;</text:p>
      <text:p text:style-name="P9">for(int p = 0; p &lt; dvan; p++){</text:p>
      <text:p text:style-name="P9"><text:tab/>for(int I =0; I &lt; n; I++){</text:p>
      <text:p text:style-name="P9"><text:tab/><text:tab/>if(<text:span text:style-name="T8">(</text:span>p &amp;(1 &lt;&lt; I)<text:span text:style-name="T8">)</text:span> != 0){</text:p>
      <text:p text:style-name="P9"><text:tab/><text:tab/><text:tab/>print<text:span text:style-name="T7">f</text:span>(“%d “, I<text:span text:style-name="T7">);</text:span></text:p>
      <text:p text:style-name="P9"><text:tab/><text:tab/>}</text:p>
      <text:p text:style-name="P9"><text:tab/><text:span text:style-name="T7">printf(“\n”);</text:span></text:p>
      <text:p text:style-name="P9"><text:tab/>}</text:p>
      <text:p text:style-name="P9">}</text:p>
      <text:p text:style-name="P9"/>
      <text:p text:style-name="P13">ali</text:p>
      <text:p text:style-name="P10"/>
      <text:p text:style-name="P10">for(int p = 0; p &lt; <text:span text:style-name="T9">(1&lt;&lt;n)</text:span>; p++){</text:p>
      <text:p text:style-name="P10"><text:tab/>for(int I =0; I &lt; n; I++){</text:p>
      <text:p text:style-name="P10"><text:tab/><text:tab/>if(<text:span text:style-name="T8">(</text:span>p &amp;(1 &lt;&lt; I)<text:span text:style-name="T8">)</text:span> != 0){</text:p>
      <text:p text:style-name="P10"><text:tab/><text:tab/><text:tab/>print<text:span text:style-name="T7">f</text:span>(“%d “, I<text:span text:style-name="T7">);</text:span></text:p>
      <text:p text:style-name="P10"><text:tab/><text:tab/>}</text:p>
      <text:p text:style-name="P10"><text:tab/><text:span text:style-name="T7">printf(“\n”);</text:span></text:p>
      <text:p text:style-name="P10"><text:tab/>}</text:p>
      <text:p text:style-name="P10">}</text:p>
      <text:p text:style-name="P9"/>
      <text:p text:style-name="P9"/>
      <text:p text:style-name="P14">7 → 0000<text:span text:style-name="T11">1</text:span>11</text:p>
      <text:p text:style-name="P19">3 → 0000<text:span text:style-name="T11">0</text:span>11 <text:s text:c="9"/>&amp;</text:p>
      <text:p text:style-name="P14"><text:s text:c="8"/><text:span text:style-name="T10">00</text:span>00<text:span text:style-name="T11">0</text:span><text:span text:style-name="T10">1</text:span>1 =&gt; 3</text:p>
      <text:p text:style-name="P14"/>
      <text:p text:style-name="P14"/>
      <text:p text:style-name="P1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1:26:01.115688420</meta:creation-date>
    <meta:generator>LibreOffice/6.0.7.3$Linux_X86_64 LibreOffice_project/00m0$Build-3</meta:generator>
    <dc:date>2019-03-08T13:57:53.914875029</dc:date>
    <meta:editing-duration>PT53M46S</meta:editing-duration>
    <meta:editing-cycles>17</meta:editing-cycles>
    <meta:document-statistic meta:table-count="4" meta:image-count="0" meta:object-count="0" meta:page-count="2" meta:paragraph-count="49" meta:word-count="209" meta:character-count="921" meta:non-whitespace-character-count="721"/>
  </office:meta>
</office:document-meta>
</file>